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color="#3333ff"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8.25mm" svg:y="41.63mm">
            <draw:object draw:notify-on-update-of-ranges="Sheet1.A3:Sheet1.A5 Sheet1.B2:Sheet1.B2 Sheet1.B3:Sheet1.B5 Sheet1.C2:Sheet1.C2 Sheet1.C3:Sheet1.C5 Sheet1.D2:Sheet1.D2 Sheet1.D3:Sheet1.D5 Sheet1.E2:Sheet1.E2 Sheet1.E3:Sheet1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9.12mm" svg:y="44.82mm">
            <draw:object draw:notify-on-update-of-ranges="Sheet1.H3:Sheet1.H5 Sheet1.I2:Sheet1.I2 Sheet1.I3:Sheet1.I5 Sheet1.J2:Sheet1.J2 Sheet1.J3:Sheet1.J5 Sheet1.K2:Sheet1.K2 Sheet1.K3:Sheet1.K5 Sheet1.L2:Sheet1.L2 Sheet1.L3:Sheet1.L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49.08mm" svg:y="44.29mm">
            <draw:object draw:notify-on-update-of-ranges="Sheet1.Q3:Sheet1.Q5 Sheet1.R2:Sheet1.R2 Sheet1.R3:Sheet1.R5 Sheet1.S2:Sheet1.S2 Sheet1.S3:Sheet1.S5 Sheet1.T2:Sheet1.T2 Sheet1.T3:Sheet1.T5 Sheet1.U2:Sheet1.U2 Sheet1.U3:Sheet1.U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gregação</text:p>
          </table:table-cell>
          <table:table-cell table:number-columns-repeated="6"/>
          <table:table-cell office:value-type="string" calcext:value-type="string">
            <text:p>Busca</text:p>
          </table:table-cell>
          <table:table-cell table:number-columns-repeated="8"/>
          <table:table-cell office:value-type="string" calcext:value-type="string">
            <text:p>Bus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3"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5"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6 meses</text:p>
          </table:table-cell>
          <table:table-cell table:number-columns-repeated="6"/>
          <table:table-cell office:value-type="string" calcext:value-type="string">
            <text:p>6 meses</text:p>
          </table:table-cell>
          <table:table-cell office:value-type="float" office:value="0.03842678075" calcext:value-type="float">
            <text:p>0,0384267808</text:p>
          </table:table-cell>
          <table:table-cell office:value-type="float" office:value="0.028431162875" calcext:value-type="float">
            <text:p>0,0284311629</text:p>
          </table:table-cell>
          <table:table-cell office:value-type="float" office:value="0.021650552375" calcext:value-type="float">
            <text:p>0,0216505524</text:p>
          </table:table-cell>
          <table:table-cell office:value-type="float" office:value="0.0211504265" calcext:value-type="float">
            <text:p>0,0211504265</text:p>
          </table:table-cell>
          <table:table-cell table:number-columns-repeated="4"/>
          <table:table-cell office:value-type="string" calcext:value-type="string">
            <text:p>6 meses</text:p>
          </table:table-cell>
          <table:table-cell table:formula="of:=[.I4]*1000" office:value-type="float" office:value="47.502584375" calcext:value-type="float">
            <text:p>47,502584375</text:p>
          </table:table-cell>
          <table:table-cell table:formula="of:=[.J3]*1000" office:value-type="float" office:value="28.431162875" calcext:value-type="float">
            <text:p>28,431162875</text:p>
          </table:table-cell>
          <table:table-cell table:formula="of:=[.K3]*1000" office:value-type="float" office:value="21.650552375" calcext:value-type="float">
            <text:p>21,650552375</text:p>
          </table:table-cell>
          <table:table-cell table:formula="of:=[.L3]*1000" office:value-type="float" office:value="21.1504265" calcext:value-type="float">
            <text:p>21,1504265</text:p>
          </table:table-cell>
        </table:table-row>
        <table:table-row table:style-name="ro1">
          <table:table-cell office:value-type="string" calcext:value-type="string">
            <text:p>1 ano</text:p>
          </table:table-cell>
          <table:table-cell table:number-columns-repeated="6"/>
          <table:table-cell office:value-type="string" calcext:value-type="string">
            <text:p>1 ano</text:p>
          </table:table-cell>
          <table:table-cell office:value-type="float" office:value="0.047502584375" calcext:value-type="float">
            <text:p>0,0475025844</text:p>
          </table:table-cell>
          <table:table-cell office:value-type="float" office:value="0.009982329" calcext:value-type="float">
            <text:p>0,009982329</text:p>
          </table:table-cell>
          <table:table-cell office:value-type="float" office:value="0.00833873325" calcext:value-type="float">
            <text:p>0,0083387333</text:p>
          </table:table-cell>
          <table:table-cell office:value-type="float" office:value="0.006266733" calcext:value-type="float">
            <text:p>0,006266733</text:p>
          </table:table-cell>
          <table:table-cell table:number-columns-repeated="4"/>
          <table:table-cell office:value-type="string" calcext:value-type="string">
            <text:p>1 ano</text:p>
          </table:table-cell>
          <table:table-cell table:formula="of:=[.I4]*1000" office:value-type="float" office:value="47.502584375" calcext:value-type="float">
            <text:p>47,502584375</text:p>
          </table:table-cell>
          <table:table-cell table:formula="of:=[.J4]*1000" office:value-type="float" office:value="9.982329" calcext:value-type="float">
            <text:p>9,982329</text:p>
          </table:table-cell>
          <table:table-cell table:formula="of:=[.K4]*1000" office:value-type="float" office:value="8.33873325" calcext:value-type="float">
            <text:p>8,33873325</text:p>
          </table:table-cell>
          <table:table-cell table:formula="of:=[.L4]*1000" office:value-type="float" office:value="6.266733" calcext:value-type="float">
            <text:p>6,266733</text:p>
          </table:table-cell>
        </table:table-row>
        <table:table-row table:style-name="ro1">
          <table:table-cell office:value-type="string" calcext:value-type="string">
            <text:p>2 anos</text:p>
          </table:table-cell>
          <table:table-cell table:number-columns-repeated="6"/>
          <table:table-cell office:value-type="string" calcext:value-type="string">
            <text:p>2 anos</text:p>
          </table:table-cell>
          <table:table-cell office:value-type="float" office:value="0.17427258225" calcext:value-type="float">
            <text:p>0,1742725823</text:p>
          </table:table-cell>
          <table:table-cell office:value-type="float" office:value="0.0151758475" calcext:value-type="float">
            <text:p>0,0151758475</text:p>
          </table:table-cell>
          <table:table-cell office:value-type="float" office:value="0.013331169375" calcext:value-type="float">
            <text:p>0,0133311694</text:p>
          </table:table-cell>
          <table:table-cell office:value-type="float" office:value="0.00654575175" calcext:value-type="float">
            <text:p>0,0065457518</text:p>
          </table:table-cell>
          <table:table-cell table:number-columns-repeated="4"/>
          <table:table-cell office:value-type="string" calcext:value-type="string">
            <text:p>2 anos</text:p>
          </table:table-cell>
          <table:table-cell table:formula="of:=[.I5]*1000" office:value-type="float" office:value="174.27258225" calcext:value-type="float">
            <text:p>174,27258225</text:p>
          </table:table-cell>
          <table:table-cell table:formula="of:=[.J5]*1000" office:value-type="float" office:value="15.1758475" calcext:value-type="float">
            <text:p>15,1758475</text:p>
          </table:table-cell>
          <table:table-cell table:formula="of:=[.K5]*1000" office:value-type="float" office:value="13.331169375" calcext:value-type="float">
            <text:p>13,331169375</text:p>
          </table:table-cell>
          <table:table-cell table:formula="of:=[.L5]*1000" office:value-type="float" office:value="6.54575175" calcext:value-type="float">
            <text:p>6,54575175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table:style-name="Default"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 meses</text:p>
          </table:table-cell>
          <table:table-cell table:style-name="Default" office:value-type="float" office:value="47.502584375" calcext:value-type="float">
            <text:p>47,502584375</text:p>
          </table:table-cell>
          <table:table-cell office:value-type="float" office:value="28.431162875" calcext:value-type="float">
            <text:p>28,431162875</text:p>
          </table:table-cell>
          <table:table-cell office:value-type="float" office:value="21.650552375" calcext:value-type="float">
            <text:p>21,650552375</text:p>
          </table:table-cell>
          <table:table-cell office:value-type="float" office:value="21.1504265" calcext:value-type="float">
            <text:p>21,1504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ano</text:p>
          </table:table-cell>
          <table:table-cell table:style-name="Default" office:value-type="float" office:value="47.502584375" calcext:value-type="float">
            <text:p>47,502584375</text:p>
          </table:table-cell>
          <table:table-cell office:value-type="float" office:value="9.982329" calcext:value-type="float">
            <text:p>9,982329</text:p>
          </table:table-cell>
          <table:table-cell office:value-type="float" office:value="8.33873325" calcext:value-type="float">
            <text:p>8,33873325</text:p>
          </table:table-cell>
          <table:table-cell office:value-type="float" office:value="6.266733" calcext:value-type="float">
            <text:p>6,2667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anos</text:p>
          </table:table-cell>
          <table:table-cell table:style-name="Default" office:value-type="float" office:value="174.27258225" calcext:value-type="float">
            <text:p>174,27258225</text:p>
          </table:table-cell>
          <table:table-cell office:value-type="float" office:value="15.1758475" calcext:value-type="float">
            <text:p>15,1758475</text:p>
          </table:table-cell>
          <table:table-cell office:value-type="float" office:value="13.331169375" calcext:value-type="float">
            <text:p>13,331169375</text:p>
          </table:table-cell>
          <table:table-cell office:value-type="float" office:value="6.54575175" calcext:value-type="float">
            <text:p>6,54575175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Melhora 1CM &gt; 2CM</text:p>
          </table:table-cell>
          <table:table-cell table:formula="of:=([.C2] - [.B2])/[.B2]" office:value-type="percentage" office:value="-0.401481766748612" calcext:value-type="percentage">
            <text:p>-40,15%</text:p>
          </table:table-cell>
          <table:table-cell table:style-name="ce1" table:formula="of:=([.B7]+[.B8]+[.B9])/3" office:value-type="percentage" office:value="-0.701419269747357" calcext:value-type="percentage">
            <text:p>-70,14%</text:p>
          </table:table-cell>
          <table:table-cell table:number-columns-repeated="5"/>
          <table:table-cell office:value-type="string" calcext:value-type="string">
            <text:p>1 para 2</text:p>
          </table:table-cell>
          <table:table-cell office:value-type="string" calcext:value-type="string">
            <text:p>2 para 4</text:p>
          </table:table-cell>
          <table:table-cell office:value-type="string" calcext:value-type="string">
            <text:p>4 para 6</text:p>
          </table:table-cell>
          <table:table-cell/>
        </table:table-row>
        <table:table-row table:style-name="ro1">
          <table:table-cell/>
          <table:table-cell table:formula="of:=([.C3] - [.B3])/[.B3]" office:value-type="percentage" office:value="-0.789857138693836" calcext:value-type="percentage">
            <text:p>-78,99%</text:p>
          </table:table-cell>
          <table:table-cell table:number-columns-repeated="5"/>
          <table:table-cell office:value-type="string" calcext:value-type="string">
            <text:p>6 meses</text:p>
          </table:table-cell>
          <table:table-cell table:style-name="ce1" table:formula="of:=[.B7]" office:value-type="percentage" office:value="-0.401481766748612" calcext:value-type="percentage">
            <text:p>-40,15%</text:p>
          </table:table-cell>
          <table:table-cell table:style-name="ce1" table:formula="of:=[.B11]" office:value-type="percentage" office:value="-0.238492197094137" calcext:value-type="percentage">
            <text:p>-23,85%</text:p>
          </table:table-cell>
          <table:table-cell table:style-name="ce1" table:formula="of:=[.B15]" office:value-type="percentage" office:value="-0.0230999129415977" calcext:value-type="percentage">
            <text:p>-2,31%</text:p>
          </table:table-cell>
          <table:table-cell table:style-name="ce2" table:formula="of:=([.I8]+[.J8]+[.K8])/3" office:value-type="percentage" office:value="-0.221024625594782" calcext:value-type="percentage">
            <text:p>-22,10%</text:p>
          </table:table-cell>
        </table:table-row>
        <table:table-row table:style-name="ro1">
          <table:table-cell/>
          <table:table-cell table:formula="of:=([.C4] - [.B4])/[.B4]" office:value-type="percentage" office:value="-0.912918903799625" calcext:value-type="percentage">
            <text:p>-91,29%</text:p>
          </table:table-cell>
          <table:table-cell table:number-columns-repeated="5"/>
          <table:table-cell office:value-type="string" calcext:value-type="string">
            <text:p>1 ano</text:p>
          </table:table-cell>
          <table:table-cell table:style-name="ce1" table:formula="of:=[.B8]" office:value-type="percentage" office:value="-0.789857138693836" calcext:value-type="percentage">
            <text:p>-78,99%</text:p>
          </table:table-cell>
          <table:table-cell table:style-name="ce1" table:formula="of:=[.B12]" office:value-type="percentage" office:value="-0.164650528949707" calcext:value-type="percentage">
            <text:p>-16,47%</text:p>
          </table:table-cell>
          <table:table-cell table:style-name="ce1" table:formula="of:=[.B16]" office:value-type="percentage" office:value="-0.248479018081073" calcext:value-type="percentage">
            <text:p>-24,85%</text:p>
          </table:table-cell>
          <table:table-cell table:style-name="ce2" table:formula="of:=([.I9]+[.J9]+[.K9])/3" office:value-type="percentage" office:value="-0.400995561908205" calcext:value-type="percentage">
            <text:p>-40,10%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2 anos</text:p>
          </table:table-cell>
          <table:table-cell table:style-name="ce1" table:formula="of:=[.B9]" office:value-type="percentage" office:value="-0.912918903799625" calcext:value-type="percentage">
            <text:p>-91,29%</text:p>
          </table:table-cell>
          <table:table-cell table:style-name="ce1" table:formula="of:=[.B13]" office:value-type="percentage" office:value="-0.121553549151044" calcext:value-type="percentage">
            <text:p>-12,16%</text:p>
          </table:table-cell>
          <table:table-cell table:style-name="ce1" table:formula="of:=[.B17]" office:value-type="percentage" office:value="-0.508988929187617" calcext:value-type="percentage">
            <text:p>-50,90%</text:p>
          </table:table-cell>
          <table:table-cell table:style-name="ce2" table:formula="of:=([.I10]+[.J10]+[.K10])/3" office:value-type="percentage" office:value="-0.514487127379429" calcext:value-type="percentage">
            <text:p>-51,45%</text:p>
          </table:table-cell>
        </table:table-row>
        <table:table-row table:style-name="ro2">
          <table:table-cell office:value-type="string" calcext:value-type="string">
            <text:p>Melhora 2CM &gt; 4CM</text:p>
          </table:table-cell>
          <table:table-cell table:formula="of:=([.D2] - [.C2])/[.C2]" office:value-type="percentage" office:value="-0.238492197094137" calcext:value-type="percentage">
            <text:p>-23,85%</text:p>
          </table:table-cell>
          <table:table-cell table:style-name="ce1" table:formula="of:=([.B11]+[.B12]+[.B13])/3" office:value-type="percentage" office:value="-0.174898758398296" calcext:value-type="percentage">
            <text:p>-17,49%</text:p>
          </table:table-cell>
          <table:table-cell table:number-columns-repeated="5"/>
          <table:table-cell table:style-name="ce2" table:formula="of:=([.I8]+[.I9]+[.I10])/3" office:value-type="percentage" office:value="-0.701419269747357" calcext:value-type="percentage">
            <text:p>-70,14%</text:p>
          </table:table-cell>
          <table:table-cell table:style-name="ce2" table:formula="of:=([.J8]+[.J9]+[.J10])/3" office:value-type="percentage" office:value="-0.174898758398296" calcext:value-type="percentage">
            <text:p>-17,49%</text:p>
          </table:table-cell>
          <table:table-cell table:style-name="ce2" table:formula="of:=([.K8]+[.K9]+[.K10])/3" office:value-type="percentage" office:value="-0.260189286736763" calcext:value-type="percentage">
            <text:p>-26,02%</text:p>
          </table:table-cell>
          <table:table-cell table:style-name="ce3" table:formula="of:=([.L7]+[.L9]+[.L10])/3" office:value-type="percentage" office:value="-0.305160896429211" calcext:value-type="percentage">
            <text:p>-30,52%</text:p>
          </table:table-cell>
        </table:table-row>
        <table:table-row table:style-name="ro1">
          <table:table-cell/>
          <table:table-cell table:formula="of:=([.D3] - [.C3])/[.C3]" office:value-type="percentage" office:value="-0.164650528949707" calcext:value-type="percentage">
            <text:p>-16,47%</text:p>
          </table:table-cell>
          <table:table-cell table:number-columns-repeated="10"/>
        </table:table-row>
        <table:table-row table:style-name="ro1">
          <table:table-cell/>
          <table:table-cell table:formula="of:=([.D4] - [.C4])/[.C4]" office:value-type="percentage" office:value="-0.121553549151044" calcext:value-type="percentage">
            <text:p>-12,16%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elhora 4CM &gt; 6CM</text:p>
          </table:table-cell>
          <table:table-cell table:formula="of:=([.E2] - [.D2])/[.D2]" office:value-type="percentage" office:value="-0.0230999129415977" calcext:value-type="percentage">
            <text:p>-2,31%</text:p>
          </table:table-cell>
          <table:table-cell table:style-name="ce1" table:formula="of:=([.B15]+[.B16]+[.B17])/3" office:value-type="percentage" office:value="-0.260189286736763" calcext:value-type="percentage">
            <text:p>-26,02%</text:p>
          </table:table-cell>
          <table:table-cell table:number-columns-repeated="9"/>
        </table:table-row>
        <table:table-row table:style-name="ro1">
          <table:table-cell/>
          <table:table-cell table:formula="of:=([.E3] - [.D3])/[.D3]" office:value-type="percentage" office:value="-0.248479018081073" calcext:value-type="percentage">
            <text:p>-24,85%</text:p>
          </table:table-cell>
          <table:table-cell table:number-columns-repeated="10"/>
        </table:table-row>
        <table:table-row table:style-name="ro1">
          <table:table-cell/>
          <table:table-cell table:formula="of:=([.E4] - [.D4])/[.D4]" office:value-type="percentage" office:value="-0.508988929187617" calcext:value-type="percentage">
            <text:p>-50,90%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 style:data-style-name="N2" text:time-value="10:35:41.3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01:02.549000000</meta:creation-date>
    <dc:date>2017-07-16T11:50:36.929000000</dc:date>
    <meta:editing-duration>PT1H36M31S</meta:editing-duration>
    <meta:editing-cycles>6</meta:editing-cycles>
    <meta:generator>LibreOffice/4.4.7.2$Windows_x86 LibreOffice_project/f3153a8b245191196a4b6b9abd1d0da16eead600</meta:generator>
    <meta:document-statistic meta:table-count="2" meta:cell-count="1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58cm" svg:y="0.316cm" chart:style-name="ch2">
          <text:p>Agregação</text:p>
        </chart:title>
        <chart:legend chart:legend-position="end" svg:x="14.531cm" svg:y="3.454cm" style:legend-expansion="high" chart:style-name="ch3"/>
        <chart:plot-area chart:style-name="ch4" table:cell-range-address="Sheet1.A2:Sheet1.E5" chart:data-source-has-labels="both" svg:x="0.32cm" svg:y="1.275cm" svg:width="13.891cm" svg:height="7.545cm">
          <chartooo:coordinate-region svg:x="0.941cm" svg:y="1.475cm" svg:width="13.27cm" svg:height="6.698cm"/>
          <chart:axis chart:dimension="x" chart:name="primary-x" chart:style-name="ch5" chartooo:axis-type="auto">
            <chartooo:date-scale/>
            <chart:categories table:cell-range-address="Sheet1.A3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5" chart:label-cell-address="Sheet1.B2:Sheet1.B2" chart:class="chart:bar">
            <chart:data-point chart:repeated="3"/>
          </chart:series>
          <chart:series chart:style-name="ch9" chart:values-cell-range-address="Sheet1.C3:Sheet1.C5" chart:label-cell-address="Sheet1.C2:Sheet1.C2" chart:class="chart:bar">
            <chart:data-point chart:repeated="3"/>
          </chart:series>
          <chart:series chart:style-name="ch10" chart:values-cell-range-address="Sheet1.D3:Sheet1.D5" chart:label-cell-address="Sheet1.D2:Sheet1.D2" chart:class="chart:bar">
            <chart:data-point chart:repeated="3"/>
          </chart:series>
          <chart:series chart:style-name="ch11" chart:values-cell-range-address="Sheet1.E3:Sheet1.E5" chart:label-cell-address="Sheet1.E2:Sheet1.E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1.B2:Sheet1.B2</svg:desc>
                </draw:g>
              </table:table-cell>
              <table:table-cell office:value-type="string">
                <text:p>2CM</text:p>
                <draw:g>
                  <svg:desc>Sheet1.C2:Sheet1.C2</svg:desc>
                </draw:g>
              </table:table-cell>
              <table:table-cell office:value-type="string">
                <text:p>4CM</text:p>
                <draw:g>
                  <svg:desc>Sheet1.D2:Sheet1.D2</svg:desc>
                </draw:g>
              </table:table-cell>
              <table:table-cell office:value-type="string">
                <text:p>6CM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 meses</text:p>
                <draw:g>
                  <svg:desc>Sheet1.A3:Sheet1.A5</svg:desc>
                </draw:g>
              </table:table-cell>
              <table:table-cell office:value-type="float" office:value="NaN">
                <text:p>NaN</text:p>
                <draw:g>
                  <svg:desc>Sheet1.B3:Sheet1.B5</svg:desc>
                </draw:g>
              </table:table-cell>
              <table:table-cell office:value-type="float" office:value="NaN">
                <text:p>NaN</text:p>
                <draw:g>
                  <svg:desc>Sheet1.C3:Sheet1.C5</svg:desc>
                </draw:g>
              </table:table-cell>
              <table:table-cell office:value-type="float" office:value="NaN">
                <text:p>NaN</text:p>
                <draw:g>
                  <svg:desc>Sheet1.D3:Sheet1.D5</svg:desc>
                </draw:g>
              </table:table-cell>
              <table:table-cell office:value-type="float" office:value="NaN">
                <text:p>NaN</text:p>
                <draw:g>
                  <svg:desc>Sheet1.E3:Sheet1.E5</svg:desc>
                </draw:g>
              </table:table-cell>
            </table:table-row>
            <table:table-row>
              <table:table-cell office:value-type="string">
                <text:p>1 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 ano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08cm" svg:y="0.316cm" chart:style-name="ch2">
          <text:p>Busca</text:p>
        </chart:title>
        <chart:legend chart:legend-position="end" svg:x="14.531cm" svg:y="3.454cm" style:legend-expansion="high" chart:style-name="ch3"/>
        <chart:plot-area chart:style-name="ch4" table:cell-range-address="Sheet1.H2:Sheet1.L5" chart:data-source-has-labels="both" svg:x="0.32cm" svg:y="1.275cm" svg:width="13.891cm" svg:height="7.545cm">
          <chartooo:coordinate-region svg:x="1.232cm" svg:y="1.475cm" svg:width="12.979cm" svg:height="6.698cm"/>
          <chart:axis chart:dimension="x" chart:name="primary-x" chart:style-name="ch5" chartooo:axis-type="auto">
            <chartooo:date-scale/>
            <chart:categories table:cell-range-address="Sheet1.H3:Sheet1.H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3:Sheet1.I5" chart:label-cell-address="Sheet1.I2:Sheet1.I2" chart:class="chart:bar">
            <chart:data-point chart:repeated="3"/>
          </chart:series>
          <chart:series chart:style-name="ch9" chart:values-cell-range-address="Sheet1.J3:Sheet1.J5" chart:label-cell-address="Sheet1.J2:Sheet1.J2" chart:class="chart:bar">
            <chart:data-point chart:repeated="3"/>
          </chart:series>
          <chart:series chart:style-name="ch10" chart:values-cell-range-address="Sheet1.K3:Sheet1.K5" chart:label-cell-address="Sheet1.K2:Sheet1.K2" chart:class="chart:bar">
            <chart:data-point chart:repeated="3"/>
          </chart:series>
          <chart:series chart:style-name="ch11" chart:values-cell-range-address="Sheet1.L3:Sheet1.L5" chart:label-cell-address="Sheet1.L2:Sheet1.L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1.I2:Sheet1.I2</svg:desc>
                </draw:g>
              </table:table-cell>
              <table:table-cell office:value-type="string">
                <text:p>2CM</text:p>
                <draw:g>
                  <svg:desc>Sheet1.J2:Sheet1.J2</svg:desc>
                </draw:g>
              </table:table-cell>
              <table:table-cell office:value-type="string">
                <text:p>4CM</text:p>
                <draw:g>
                  <svg:desc>Sheet1.K2:Sheet1.K2</svg:desc>
                </draw:g>
              </table:table-cell>
              <table:table-cell office:value-type="string">
                <text:p>6CM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 meses</text:p>
                <draw:g>
                  <svg:desc>Sheet1.H3:Sheet1.H5</svg:desc>
                </draw:g>
              </table:table-cell>
              <table:table-cell office:value-type="float" office:value="0.03842678075">
                <text:p>0.03842678075</text:p>
                <draw:g>
                  <svg:desc>Sheet1.I3:Sheet1.I5</svg:desc>
                </draw:g>
              </table:table-cell>
              <table:table-cell office:value-type="float" office:value="0.028431162875">
                <text:p>0.028431162875</text:p>
                <draw:g>
                  <svg:desc>Sheet1.J3:Sheet1.J5</svg:desc>
                </draw:g>
              </table:table-cell>
              <table:table-cell office:value-type="float" office:value="0.021650552375">
                <text:p>0.021650552375</text:p>
                <draw:g>
                  <svg:desc>Sheet1.K3:Sheet1.K5</svg:desc>
                </draw:g>
              </table:table-cell>
              <table:table-cell office:value-type="float" office:value="0.0211504265">
                <text:p>0.0211504265</text:p>
                <draw:g>
                  <svg:desc>Sheet1.L3:Sheet1.L5</svg:desc>
                </draw:g>
              </table:table-cell>
            </table:table-row>
            <table:table-row>
              <table:table-cell office:value-type="string">
                <text:p>1 ano</text:p>
              </table:table-cell>
              <table:table-cell office:value-type="float" office:value="0.047502584375">
                <text:p>0.047502584375</text:p>
              </table:table-cell>
              <table:table-cell office:value-type="float" office:value="0.009982329">
                <text:p>0.009982329</text:p>
              </table:table-cell>
              <table:table-cell office:value-type="float" office:value="0.00833873325">
                <text:p>0.00833873325</text:p>
              </table:table-cell>
              <table:table-cell office:value-type="float" office:value="0.006266733">
                <text:p>0.006266733</text:p>
              </table:table-cell>
            </table:table-row>
            <table:table-row>
              <table:table-cell office:value-type="string">
                <text:p>2 anos</text:p>
              </table:table-cell>
              <table:table-cell office:value-type="float" office:value="0.17427258225">
                <text:p>0.17427258225</text:p>
              </table:table-cell>
              <table:table-cell office:value-type="float" office:value="0.0151758475">
                <text:p>0.0151758475</text:p>
              </table:table-cell>
              <table:table-cell office:value-type="float" office:value="0.013331169375">
                <text:p>0.013331169375</text:p>
              </table:table-cell>
              <table:table-cell office:value-type="float" office:value="0.00654575175">
                <text:p>0.00654575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83cm" svg:y="0.316cm" chart:style-name="ch2">
          <text:p>Consulta</text:p>
        </chart:title>
        <chart:legend chart:legend-position="end" svg:x="14.531cm" svg:y="3.454cm" style:legend-expansion="high" chart:style-name="ch3"/>
        <chart:plot-area chart:style-name="ch4" table:cell-range-address="Sheet1.Q2:Sheet1.U5" chart:data-source-has-labels="both" svg:x="0.32cm" svg:y="1.275cm" svg:width="13.891cm" svg:height="7.545cm">
          <chartooo:coordinate-region svg:x="1.127cm" svg:y="1.474cm" svg:width="13.084cm" svg:height="6.699cm"/>
          <chart:axis chart:dimension="x" chart:name="primary-x" chart:style-name="ch5" chartooo:axis-type="auto">
            <chartooo:date-scale/>
            <chart:categories table:cell-range-address="Sheet1.Q3:Sheet1.Q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R3:Sheet1.R5" chart:label-cell-address="Sheet1.R2:Sheet1.R2" chart:class="chart:bar">
            <chart:data-point chart:repeated="3"/>
          </chart:series>
          <chart:series chart:style-name="ch9" chart:values-cell-range-address="Sheet1.S3:Sheet1.S5" chart:label-cell-address="Sheet1.S2:Sheet1.S2" chart:class="chart:bar">
            <chart:data-point chart:repeated="3"/>
          </chart:series>
          <chart:series chart:style-name="ch10" chart:values-cell-range-address="Sheet1.T3:Sheet1.T5" chart:label-cell-address="Sheet1.T2:Sheet1.T2" chart:class="chart:bar">
            <chart:data-point chart:repeated="3"/>
          </chart:series>
          <chart:series chart:style-name="ch11" chart:values-cell-range-address="Sheet1.U3:Sheet1.U5" chart:label-cell-address="Sheet1.U2:Sheet1.U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1.R2:Sheet1.R2</svg:desc>
                </draw:g>
              </table:table-cell>
              <table:table-cell office:value-type="string">
                <text:p>2CM</text:p>
                <draw:g>
                  <svg:desc>Sheet1.S2:Sheet1.S2</svg:desc>
                </draw:g>
              </table:table-cell>
              <table:table-cell office:value-type="string">
                <text:p>4CM</text:p>
                <draw:g>
                  <svg:desc>Sheet1.T2:Sheet1.T2</svg:desc>
                </draw:g>
              </table:table-cell>
              <table:table-cell office:value-type="string">
                <text:p>6CM</text:p>
                <draw:g>
                  <svg:desc>Sheet1.U2:Sheet1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 meses</text:p>
                <draw:g>
                  <svg:desc>Sheet1.Q3:Sheet1.Q5</svg:desc>
                </draw:g>
              </table:table-cell>
              <table:table-cell office:value-type="float" office:value="47.502584375">
                <text:p>47.502584375</text:p>
                <draw:g>
                  <svg:desc>Sheet1.R3:Sheet1.R5</svg:desc>
                </draw:g>
              </table:table-cell>
              <table:table-cell office:value-type="float" office:value="28.431162875">
                <text:p>28.431162875</text:p>
                <draw:g>
                  <svg:desc>Sheet1.S3:Sheet1.S5</svg:desc>
                </draw:g>
              </table:table-cell>
              <table:table-cell office:value-type="float" office:value="21.650552375">
                <text:p>21.650552375</text:p>
                <draw:g>
                  <svg:desc>Sheet1.T3:Sheet1.T5</svg:desc>
                </draw:g>
              </table:table-cell>
              <table:table-cell office:value-type="float" office:value="21.1504265">
                <text:p>21.1504265</text:p>
                <draw:g>
                  <svg:desc>Sheet1.U3:Sheet1.U5</svg:desc>
                </draw:g>
              </table:table-cell>
            </table:table-row>
            <table:table-row>
              <table:table-cell office:value-type="string">
                <text:p>1 ano</text:p>
              </table:table-cell>
              <table:table-cell office:value-type="float" office:value="47.502584375">
                <text:p>47.502584375</text:p>
              </table:table-cell>
              <table:table-cell office:value-type="float" office:value="9.982329">
                <text:p>9.982329</text:p>
              </table:table-cell>
              <table:table-cell office:value-type="float" office:value="8.33873325">
                <text:p>8.33873325</text:p>
              </table:table-cell>
              <table:table-cell office:value-type="float" office:value="6.266733">
                <text:p>6.266733</text:p>
              </table:table-cell>
            </table:table-row>
            <table:table-row>
              <table:table-cell office:value-type="string">
                <text:p>2 anos</text:p>
              </table:table-cell>
              <table:table-cell office:value-type="float" office:value="174.27258225">
                <text:p>174.27258225</text:p>
              </table:table-cell>
              <table:table-cell office:value-type="float" office:value="15.1758475">
                <text:p>15.1758475</text:p>
              </table:table-cell>
              <table:table-cell office:value-type="float" office:value="13.331169375">
                <text:p>13.331169375</text:p>
              </table:table-cell>
              <table:table-cell office:value-type="float" office:value="6.54575175">
                <text:p>6.545751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